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5_run____test_best_scores_other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70056497175141" calcext:value-type="float">
            <text:p>0.670056497175141</text:p>
          </table:table-cell>
          <table:table-cell office:value-type="float" office:value="0.674300254452926" calcext:value-type="float">
            <text:p>0.674300254452926</text:p>
          </table:table-cell>
          <table:table-cell office:value-type="float" office:value="0.617715617715618" calcext:value-type="float">
            <text:p>0.617715617715618</text:p>
          </table:table-cell>
          <table:table-cell office:value-type="float" office:value="0.644768856447689" calcext:value-type="float">
            <text:p>0.644768856447689</text:p>
          </table:table-cell>
          <table:table-cell table:formula="of:=[.A2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67796610169491" calcext:value-type="float">
            <text:p>0.667796610169491</text:p>
          </table:table-cell>
          <table:table-cell office:value-type="float" office:value="0.65807962529274" calcext:value-type="float">
            <text:p>0.65807962529274</text:p>
          </table:table-cell>
          <table:table-cell office:value-type="float" office:value="0.655011655011655" calcext:value-type="float">
            <text:p>0.655011655011655</text:p>
          </table:table-cell>
          <table:table-cell office:value-type="float" office:value="0.656542056074766" calcext:value-type="float">
            <text:p>0.656542056074766</text:p>
          </table:table-cell>
          <table:table-cell table:formula="of:=[.A3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54237288135593" calcext:value-type="float">
            <text:p>0.654237288135593</text:p>
          </table:table-cell>
          <table:table-cell office:value-type="float" office:value="0.605851979345955" calcext:value-type="float">
            <text:p>0.605851979345955</text:p>
          </table:table-cell>
          <table:table-cell table:style-name="ce1" office:value-type="float" office:value="0.82051282051282" calcext:value-type="float">
            <text:p>0.82051282051282</text:p>
          </table:table-cell>
          <table:table-cell table:style-name="ce1" office:value-type="float" office:value="0.697029702970297" calcext:value-type="float">
            <text:p>0.697029702970297</text:p>
          </table:table-cell>
          <table:table-cell table:formula="of:=[.A4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674576271186441" calcext:value-type="float">
            <text:p>0.674576271186441</text:p>
          </table:table-cell>
          <table:table-cell office:value-type="float" office:value="0.672371638141809" calcext:value-type="float">
            <text:p>0.672371638141809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656324582338902" calcext:value-type="float">
            <text:p>0.656324582338902</text:p>
          </table:table-cell>
          <table:table-cell table:formula="of:=[.A5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68926553672316" calcext:value-type="float">
            <text:p>0.668926553672316</text:p>
          </table:table-cell>
          <table:table-cell office:value-type="float" office:value="0.638775510204082" calcext:value-type="float">
            <text:p>0.638775510204082</text:p>
          </table:table-cell>
          <table:table-cell office:value-type="float" office:value="0.72960372960373" calcext:value-type="float">
            <text:p>0.72960372960373</text:p>
          </table:table-cell>
          <table:table-cell office:value-type="float" office:value="0.681175190424374" calcext:value-type="float">
            <text:p>0.681175190424374</text:p>
          </table:table-cell>
          <table:table-cell table:formula="of:=[.A6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45197740112994" calcext:value-type="float">
            <text:p>0.645197740112994</text:p>
          </table:table-cell>
          <table:table-cell office:value-type="float" office:value="0.618556701030928" calcext:value-type="float">
            <text:p>0.618556701030928</text:p>
          </table:table-cell>
          <table:table-cell office:value-type="float" office:value="0.699300699300699" calcext:value-type="float">
            <text:p>0.699300699300699</text:p>
          </table:table-cell>
          <table:table-cell office:value-type="float" office:value="0.656455142231948" calcext:value-type="float">
            <text:p>0.656455142231948</text:p>
          </table:table-cell>
          <table:table-cell table:formula="of:=[.A7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56497175141243" calcext:value-type="float">
            <text:p>0.656497175141243</text:p>
          </table:table-cell>
          <table:table-cell office:value-type="float" office:value="0.653562653562654" calcext:value-type="float">
            <text:p>0.653562653562654</text:p>
          </table:table-cell>
          <table:table-cell office:value-type="float" office:value="0.62004662004662" calcext:value-type="float">
            <text:p>0.62004662004662</text:p>
          </table:table-cell>
          <table:table-cell office:value-type="float" office:value="0.636363636363636" calcext:value-type="float">
            <text:p>0.636363636363636</text:p>
          </table:table-cell>
          <table:table-cell table:formula="of:=[.A8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7909604519774" calcext:value-type="float">
            <text:p>0.67909604519774</text:p>
          </table:table-cell>
          <table:table-cell office:value-type="float" office:value="0.66743648960739" calcext:value-type="float">
            <text:p>0.66743648960739</text:p>
          </table:table-cell>
          <table:table-cell office:value-type="float" office:value="0.673659673659674" calcext:value-type="float">
            <text:p>0.673659673659674</text:p>
          </table:table-cell>
          <table:table-cell office:value-type="float" office:value="0.670533642691415" calcext:value-type="float">
            <text:p>0.670533642691415</text:p>
          </table:table-cell>
          <table:table-cell table:formula="of:=[.A9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32768361581921" calcext:value-type="float">
            <text:p>0.632768361581921</text:p>
          </table:table-cell>
          <table:table-cell office:value-type="float" office:value="0.610169491525424" calcext:value-type="float">
            <text:p>0.610169491525424</text:p>
          </table:table-cell>
          <table:table-cell office:value-type="float" office:value="0.671328671328671" calcext:value-type="float">
            <text:p>0.671328671328671</text:p>
          </table:table-cell>
          <table:table-cell office:value-type="float" office:value="0.639289678135405" calcext:value-type="float">
            <text:p>0.639289678135405</text:p>
          </table:table-cell>
          <table:table-cell table:formula="of:=[.A10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68926553672316" calcext:value-type="float">
            <text:p>0.668926553672316</text:p>
          </table:table-cell>
          <table:table-cell office:value-type="float" office:value="0.639344262295082" calcext:value-type="float">
            <text:p>0.63934426229508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680479825517993" calcext:value-type="float">
            <text:p>0.680479825517993</text:p>
          </table:table-cell>
          <table:table-cell table:formula="of:=[.A11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51977401129944" calcext:value-type="float">
            <text:p>0.651977401129944</text:p>
          </table:table-cell>
          <table:table-cell office:value-type="float" office:value="0.63718820861678" calcext:value-type="float">
            <text:p>0.63718820861678</text:p>
          </table:table-cell>
          <table:table-cell office:value-type="float" office:value="0.655011655011655" calcext:value-type="float">
            <text:p>0.655011655011655</text:p>
          </table:table-cell>
          <table:table-cell office:value-type="float" office:value="0.645977011494253" calcext:value-type="float">
            <text:p>0.645977011494253</text:p>
          </table:table-cell>
          <table:table-cell table:formula="of:=[.A12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table:style-name="ce1" office:value-type="float" office:value="0.685875706214689" calcext:value-type="float">
            <text:p>0.685875706214689</text:p>
          </table:table-cell>
          <table:table-cell table:style-name="ce1" office:value-type="float" office:value="0.675174013921114" calcext:value-type="float">
            <text:p>0.675174013921114</text:p>
          </table:table-cell>
          <table:table-cell office:value-type="float" office:value="0.678321678321678" calcext:value-type="float">
            <text:p>0.678321678321678</text:p>
          </table:table-cell>
          <table:table-cell office:value-type="float" office:value="0.676744186046511" calcext:value-type="float">
            <text:p>0.676744186046511</text:p>
          </table:table-cell>
          <table:table-cell table:formula="of:=[.A13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662146892655367" calcext:value-type="float">
            <text:p>0.662146892655367</text:p>
          </table:table-cell>
          <table:table-cell office:value-type="float" office:value="0.628968253968254" calcext:value-type="float">
            <text:p>0.628968253968254</text:p>
          </table:table-cell>
          <table:table-cell office:value-type="float" office:value="0.738927738927739" calcext:value-type="float">
            <text:p>0.738927738927739</text:p>
          </table:table-cell>
          <table:table-cell office:value-type="float" office:value="0.679528403001072" calcext:value-type="float">
            <text:p>0.679528403001072</text:p>
          </table:table-cell>
          <table:table-cell table:formula="of:=[.A14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4180790960452" calcext:value-type="float">
            <text:p>0.64180790960452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671328671328671" calcext:value-type="float">
            <text:p>0.671328671328671</text:p>
          </table:table-cell>
          <table:table-cell office:value-type="float" office:value="0.64501679731243" calcext:value-type="float">
            <text:p>0.64501679731243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685875706214689" calcext:value-type="float">
            <text:p>0.685875706214689</text:p>
          </table:table-cell>
          <table:table-cell table:formula="of:=MAX([.C2:.C15])" office:value-type="float" office:value="0.675174013921114" calcext:value-type="float">
            <text:p>0.675174013921114</text:p>
          </table:table-cell>
          <table:table-cell table:formula="of:=MAX([.D2:.D15])" office:value-type="float" office:value="0.82051282051282" calcext:value-type="float">
            <text:p>0.82051282051282</text:p>
          </table:table-cell>
          <table:table-cell table:formula="of:=MAX([.E2:.E15])" office:value-type="float" office:value="0.697029702970297" calcext:value-type="float">
            <text:p>0.697029702970297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30" calcext:value-type="string">
            <text:p>give_model_30</text:p>
          </table:table-cell>
          <table:table-cell table:style-name="ce2" table:formula="of:=VLOOKUP([.C17];[.C2:.F15];4;0)" office:value-type="string" office:string-value="give_model_30" calcext:value-type="string">
            <text:p>give_model_30</text:p>
          </table:table-cell>
          <table:table-cell table:style-name="ce2" table:formula="of:=VLOOKUP([.D17];[.D2:.F15];3;0)" office:value-type="string" office:string-value="give_model_10" calcext:value-type="string">
            <text:p>give_model_10</text:p>
          </table:table-cell>
          <table:table-cell table:style-name="ce2" table:formula="of:=VLOOKUP([.E17];[.E2:.F15];2;0)" office:value-type="string" office:string-value="give_model_10" calcext:value-type="string">
            <text:p>give_model_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3T20:48:00.618193162</dc:date>
    <meta:editing-duration>PT8M24S</meta:editing-duration>
    <meta:editing-cycles>2</meta:editing-cycles>
    <meta:document-statistic meta:table-count="1" meta:cell-count="100" meta:object-count="0"/>
  </office:meta>
</office:document-meta>
</file>